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efinitionListImpl.preBuild( Object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DefinitionLis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Lis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ListImpl.get( ObjectID objec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DefinitionLis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List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efinitionListImpl.get( String objec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